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paragraph-properties fo:margin-left="2.9543in" fo:margin-right="0in" fo:text-indent="0in" style:auto-text-indent="false"/>
      <style:text-properties fo:language="zxx" fo:country="none" style:language-asian="zxx" style:country-asian="none" style:language-complex="zxx" style:country-complex="none"/>
    </style:style>
    <style:style style:name="P24" style:family="paragraph" style:parent-style-name="Text_20_body" style:list-style-name="L1"/>
    <style:style style:name="P25" style:family="paragraph" style:parent-style-name="Text_20_body" style:list-style-name="L2">
      <style:text-properties fo:language="zxx" fo:country="none" style:language-asian="zxx" style:country-asian="none" style:language-complex="zxx" style:country-complex="none"/>
    </style:style>
    <style:style style:name="P26" style:family="paragraph" style:parent-style-name="OutlineNothing" style:list-style-name=""/>
    <style:style style:name="P27" style:family="paragraph" style:parent-style-name="OutlineNothing" style:list-style-name="">
      <style:paragraph-properties fo:margin-left="0in" fo:margin-right="0in" fo:text-indent="0in" style:auto-text-indent="false"/>
    </style:style>
    <style:style style:name="P28"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 form:apply-filter="true" form:method="post" form:control-implementation="ooo:com.sun.star.form.component.Form" office:target-frame="" xlink:href="../../../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669859373" text:style-name="L1">
        <text:list-item>
          <text:p text:style-name="P24">new/deleted/change rating</text:p>
        </text:list-item>
        <text:list-item>
          <text:p text:style-name="P24">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P21">propA (AR: 50)</text:p>
      <text:p text:style-name="P2">+ argB</text:p>
      <text:p text:style-name="P4">propE (AR: 85)</text:p>
      <text:p text:style-name="P6">+ argH</text:p>
      <text:p text:style-name="P20">propI (AR: 40)</text:p>
      <text:p text:style-name="P22">+ argX</text:p>
      <text:p text:style-name="P23">propE</text:p>
      <text:p text:style-name="P20">propJ (AR: 60)</text:p>
      <text:p text:style-name="P20">propK (AR: 55)</text:p>
      <text:p text:style-name="P6">+ argR</text:p>
      <text:p text:style-name="P20">propS (AR: 55)</text:p>
      <text:p text:style-name="P20">propT (AR: 55)</text:p>
      <text:p text:style-name="P4">propF (AR: 75)</text:p>
      <text:p text:style-name="P4">propG (AR: 90)</text:p>
      <text:p text:style-name="P2">+ argC</text:p>
      <text:p text:style-name="P4">propL (AR: 88)</text:p>
      <text:p text:style-name="P6">+ argP</text:p>
      <text:p text:style-name="P20">propI (AR: 40)</text:p>
      <text:p text:style-name="P20">propQ (AR: 34)</text:p>
      <text:p text:style-name="P4">propM (AR: 20)</text:p>
      <text:p text:style-name="P2">+ argU</text:p>
      <text:p text:style-name="P4">propV (AR: 20)</text:p>
      <text:p text:style-name="P4">propW (AR: 20)</text:p>
      <text:p text:style-name="P2">- argD</text:p>
      <text:p text:style-name="P4">propN (AR: 32)</text:p>
      <text:p text:style-name="P4">propO (AR: 42)</text:p>
      <text:p text:style-name="P9"/>
      <text:p text:style-name="P9">Lets say that propI.AR is updated. <text:s/>We do:</text:p>
      <text:list xml:id="list1601716438" text:style-name="L2">
        <text:list-item>
          <text:p text:style-name="P25">rescore propE</text:p>
          <text:list>
            <text:list-item>
              <text:p text:style-name="P25">rescore argH (propI.AR * propJ.AR * propK.AR)</text:p>
            </text:list-item>
            <text:list-item>
              <text:p text:style-name="P25">rescore propE using the greater of argH.S or argR.S</text:p>
            </text:list-item>
          </text:list>
        </text:list-item>
        <text:list-item>
          <text:p text:style-name="P25">rescore propL</text:p>
        </text:list-item>
        <text:list-item>
          <text:p text:style-name="P25">rescore propA</text:p>
          <text:list>
            <text:list-item>
              <text:p text:style-name="P25">rescore argB (propE.S * propF.S * propG.S)</text:p>
              <text:list>
                <text:list-item>
                  <text:p text:style-name="P25">recursively open the highest rated pro/con args for the tree rooted at argB looking for cycles or conflicts.</text:p>
                  <text:list>
                    <text:list-item>
                      <text:p text:style-name="P25">recursively open the highest rated pro/con args for the tree root at argH looking for cycles and conflicts</text:p>
                    </text:list-item>
                  </text:list>
                </text:list-item>
              </text:list>
            </text:list-item>
            <text:list-item>
              <text:p text:style-name="P25">rescore argC (propL.S * propM.S)</text:p>
            </text:list-item>
            <text:list-item>
              <text:p text:style-name="P25">don't bother rescoring argU unless both argB.S and argC.S have fallen below argU.S</text:p>
            </text:list-item>
            <text:list-item>
              <text:p text:style-name="P25">don't bother rescoring argD</text:p>
            </text:list-item>
            <text:list-item>
              <text:p text:style-name="P25">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n given tree, call up the whole tree. <text:s/>Start at the root nodes. <text:s/></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2046488424"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26"/>
      <text:p text:style-name="P26">So the aggregate Pro Argument score of just 1 and 2 would be calculated as . . . </text:p>
      <text:p text:style-name="P27">.20 * .30 * (1 - .60 * .10 * .05 * .15 )</text:p>
      <text:p text:style-name="P27">Nope that is wrong. <text:s/>What is in the parentheses is the probability that none of Leaf 3, 4, 5, or 6 is correct but actually what I want is the probability that (at least one of 3 and 4 is wrong) and that (at least one of 5 and 6 is wrong).</text:p>
      <text:p text:style-name="P27"/>
      <text:p text:style-name="P27">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27">So the aggregate Pro Argument score of just 1 and 2 would be calculated as:</text:p>
      <text:p text:style-name="P27">.20 * .30 * ( 1 - (1 - .40 * .90) * (1 - .95 * .85) )</text:p>
      <text:p text:style-name="P27"/>
      <text:p text:style-name="P27">How do I incorporate Pro Argument 3?</text:p>
      <text:p text:style-name="P27">.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text:soft-page-break/>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text:soft-page-break/>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28"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Linux OpenOffice.org_project/320m12$Build-9483</meta:generator>
    <dc:date>2010-12-14T14:07:25</dc:date>
    <dc:creator>Isaac Kriegman</dc:creator>
    <meta:editing-duration>PT457H46M53S</meta:editing-duration>
    <meta:editing-cycles>79</meta:editing-cycles>
    <meta:document-statistic meta:table-count="0" meta:image-count="0" meta:object-count="0" meta:page-count="3" meta:paragraph-count="646" meta:word-count="12533" meta:character-count="75672"/>
  </office:meta>
</office:document-meta>
</file>